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9047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138in solid #000000"/>
    </style:style>
    <style:style style:name="ce8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15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0.0138in solid #000000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346in solid #000000"/>
    </style:style>
    <style:style style:name="ce19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ebf1d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0.0346in solid #000000" style:rotation-align="none" fo:border-top="0.0138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28" style:family="table-cell" style:parent-style-name="Excel_20_Built-in_20_Normal">
      <style:table-cell-properties fo:border-bottom="0.0346in solid #000000" fo:background-color="#ebf1d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30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31" style:family="table-cell" style:parent-style-name="Excel_20_Built-in_20_Normal">
      <style:table-cell-properties fo:border-bottom="none" fo:background-color="#b9cde5" style:diagonal-bl-tr="none" style:diagonal-tl-br="none" fo:border-left="0.0138in solid #000000" fo:border-right="0.0138in solid #000000" style:rotation-align="none" fo:border-top="0.0138in solid #000000"/>
    </style:style>
    <style:style style:name="ce3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34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36" style:family="table-cell" style:parent-style-name="Excel_20_Built-in_20_Normal">
      <style:table-cell-properties fo:background-color="#b9cde5" style:diagonal-bl-tr="none" style:diagonal-tl-br="none" fo:border="0.0138in solid #000000" style:rotation-align="none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40" style:family="table-cell" style:parent-style-name="Excel_20_Built-in_20_Normal">
      <style:table-cell-properties fo:border-bottom="0.0138in solid #000000" fo:background-color="#b9cde5" style:diagonal-bl-tr="none" style:diagonal-tl-br="none" fo:border-left="none" fo:border-right="0.0138in solid #000000" style:rotation-align="none" fo:border-top="0.0138in solid #000000"/>
    </style:style>
    <style:style style:name="ce41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43" style:family="table-cell" style:parent-style-name="Excel_20_Built-in_20_Normal">
      <style:table-cell-properties fo:border-bottom="0.0346in solid #000000" fo:background-color="#ebf1d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48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49" style:family="table-cell" style:parent-style-name="Excel_20_Built-in_20_Normal">
      <style:table-cell-properties fo:background-color="#e6b9b8" style:diagonal-bl-tr="none" style:diagonal-tl-br="none" fo:border="0.0138in solid #000000" style:rotation-align="none"/>
    </style:style>
    <style:style style:name="ce50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52" style:family="table-cell" style:parent-style-name="Excel_20_Built-in_20_Normal">
      <style:table-cell-properties fo:border-bottom="0.0138in solid #000000" fo:background-color="#b9cde5" style:diagonal-bl-tr="none" style:diagonal-tl-br="none" fo:border-left="0.0138in solid #000000" fo:border-right="0.0138in solid #000000" style:rotation-align="none" fo:border-top="none"/>
    </style:style>
    <style:style style:name="ce53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5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5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60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61" style:family="table-cell" style:parent-style-name="Excel_20_Built-in_20_Normal">
      <style:table-cell-properties fo:border-bottom="none" fo:background-color="#e6b9b8" style:diagonal-bl-tr="none" style:diagonal-tl-br="none" fo:border-left="0.0138in solid #000000" fo:border-right="0.0138in solid #000000" style:rotation-align="none" fo:border-top="0.0138in solid #000000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fo:border-bottom="0.0346in solid #000000" fo:background-color="#ccffcc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69" style:family="table-cell" style:parent-style-name="Excel_20_Built-in_20_Normal">
      <style:table-cell-properties fo:border-bottom="0.0138in solid #000000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0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1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74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76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7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8" style:family="table-cell" style:parent-style-name="Excel_20_Built-in_20_Normal">
      <style:table-cell-properties fo:background-color="#cfe7f5"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Изначальная дефолтная матрица</text:p>
          </table:table-cell>
          <table:covered-table-cell table:number-columns-repeated="3" table:style-name="ce23"/>
          <table:table-cell table:number-columns-repeated="1020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/>
          <table:table-cell table:style-name="ce24" office:value-type="string">
            <text:p>A</text:p>
          </table:table-cell>
          <table:table-cell table:style-name="ce44" office:value-type="string">
            <text:p>B</text:p>
          </table:table-cell>
          <table:table-cell table:style-name="ce44" office:value-type="string">
            <text:p>C</text:p>
          </table:table-cell>
          <table:table-cell table:style-name="ce44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4" office:value-type="string">
            <text:p>A</text:p>
          </table:table-cell>
          <table:table-cell table:style-name="ce2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">
            <text:p>5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5" office:value-type="string">
            <text:p>B</text:p>
          </table:table-cell>
          <table:table-cell table:style-name="ce26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5" office:value-type="string">
            <text:p>C</text:p>
          </table:table-cell>
          <table:table-cell table:style-name="ce26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55" office:value-type="float" office:value="5">
            <text:p>5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5" office:value-type="string">
            <text:p>D</text:p>
          </table:table-cell>
          <table:table-cell table:style-name="ce26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0">
            <text:p>0</text:p>
          </table:table-cell>
          <table:table-cell table:style-name="ce55" office:value-type="float" office:value="11">
            <text:p>11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6" office:value-type="string">
            <text:p>E</text:p>
          </table:table-cell>
          <table:table-cell table:style-name="ce2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number-columns-repeated="2" table:style-name="ce47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7" table:number-columns-repeated="6"/>
          <table:table-cell table:style-name="ce5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"/>
          <table:table-cell table:style-name="ce28" office:value-type="string">
            <text:p>A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57" office:value-type="string">
            <text:p>E</text:p>
          </table:table-cell>
          <table:table-cell table:style-name="ce60"/>
          <table:table-cell table:style-name="ce62" office:value-type="string">
            <text:p>1)</text:p>
          </table:table-cell>
          <table:table-cell table:style-name="ce63" office:value-type="string">
            <text:p>B-&gt;A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</text:p>
          </table:table-cell>
          <table:table-cell table:style-name="ce29" office:value-type="string">
            <text:p>M</text:p>
          </table:table-cell>
          <table:table-cell table:style-name="ce33" office:value-type="string">
            <text:p>M</text:p>
          </table:table-cell>
          <table:table-cell table:style-name="ce33" office:value-type="string">
            <text:p>(0)6</text:p>
          </table:table-cell>
          <table:table-cell table:style-name="ce33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B</text:p>
          </table:table-cell>
          <table:table-cell table:style-name="ce30" office:value-type="string">
            <text:p>(0)M</text:p>
          </table:table-cell>
          <table:table-cell table:number-columns-repeated="4" table:style-name="ce34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C</text:p>
          </table:table-cell>
          <table:table-cell table:style-name="ce30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M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D</text:p>
          </table:table-cell>
          <table:table-cell table:style-name="ce30" office:value-type="string">
            <text:p>M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E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35" office:value-type="string">
            <text:p>M</text:p>
          </table:table-cell>
          <table:table-cell table:style-name="ce36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13"/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61" table:formula="of:=SUM([.G17:.G21])+SUM([.B22:.F22])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style-name="ce14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43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/>
          <table:table-cell table:style-name="ce62" office:value-type="string">
            <text:p>2) include</text:p>
          </table:table-cell>
          <table:table-cell office:value-type="string">
            <text:p>C-&gt;D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3" office:value-type="string">
            <text:p>M</text:p>
          </table:table-cell>
          <table:table-cell table:style-name="ce33" office:value-type="string">
            <text:p>(0)6</text:p>
          </table:table-cell>
          <table:table-cell table:style-name="ce41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</text:p>
          </table:table-cell>
          <table:table-cell table:style-name="ce34" office:value-type="float" office:value="7">
            <text:p>7</text:p>
          </table:table-cell>
          <table:table-cell table:style-name="ce34" office:value-type="string">
            <text:p>M</text:p>
          </table:table-cell>
          <table:table-cell table:style-name="ce34" office:value-type="string">
            <text:p>(0)M</text:p>
          </table:table-cell>
          <table:table-cell table:style-name="ce34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4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M</text:p>
          </table:table-cell>
          <table:table-cell table:style-name="ce34" office:value-type="string">
            <text:p>M</text:p>
          </table:table-cell>
          <table:table-cell table:style-name="ce35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4" table:style-name="ce36" office:value-type="float" office:value="0">
            <text:p>0</text:p>
          </table:table-cell>
          <table:table-cell table:style-name="ce49" table:formula="of:=SUM([.F28:.F31])+SUM([.B32:.E32])+[.G22]" office:value-type="float" office:value="15">
            <text:p>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style-name="ce37" office:value-type="string">
            <text:p>A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 table:style-name="ce62" office:value-type="string">
            <text:p>2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8" office:value-type="string">
            <text:p>M</text:p>
          </table:table-cell>
          <table:table-cell table:style-name="ce33" office:value-type="string">
            <text:p>M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11" office:value-type="string">
            <text:p>B</text:p>
          </table:table-cell>
          <table:table-cell table:style-name="ce39" office:value-type="string">
            <text:p>M</text:p>
          </table:table-cell>
          <table:table-cell table:number-columns-repeated="4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C</text:p>
          </table:table-cell>
          <table:table-cell table:style-name="ce39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M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D</text:p>
          </table:table-cell>
          <table:table-cell table:style-name="ce39" office:value-type="string">
            <text:p>M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7" office:value-type="string">
            <text:p>E</text:p>
          </table:table-cell>
          <table:table-cell table:style-name="ce3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8"/>
          <table:table-cell table:style-name="ce40"/>
          <table:table-cell table:style-name="ce36" table:number-columns-repeated="4"/>
          <table:table-cell table:style-name="ce51" office:value-type="string">
            <text:p>M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32" office:value-type="string">
            <text:p>B</text:p>
          </table:table-cell>
          <table:table-cell table:style-name="ce43" office:value-type="string">
            <text:p>C</text:p>
          </table:table-cell>
          <table:table-cell table:style-name="ce46" office:value-type="string">
            <text:p>E</text:p>
          </table:table-cell>
          <table:table-cell table:style-name="ce48"/>
          <table:table-cell table:number-columns-repeated="2"/>
          <table:table-cell table:style-name="ce62" office:value-type="string">
            <text:p>3) include</text:p>
          </table:table-cell>
          <table:table-cell office:value-type="string">
            <text:p>A-&gt;C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</text:p>
          </table:table-cell>
          <table:table-cell table:style-name="ce41" office:value-type="string">
            <text:p>M</text:p>
          </table:table-cell>
          <table:table-cell table:style-name="ce41" office:value-type="string">
            <text:p>(0)M</text:p>
          </table:table-cell>
          <table:table-cell table:style-name="ce41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style-name="ce3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E</text:p>
          </table:table-cell>
          <table:table-cell table:style-name="ce35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style-name="ce35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8"/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49" table:formula="of:=SUM([.E46:.E48])+SUM([.B49:.D49])+[.F32]" office:value-type="float" office:value="16">
            <text:p>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44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/>
          <table:table-cell table:style-name="ce62" office:value-type="string">
            <text:p>3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3" office:value-type="string">
            <text:p>M</text:p>
          </table:table-cell>
          <table:table-cell table:style-name="ce33" office:value-type="float" office:value="0">
            <text:p>0</text:p>
          </table:table-cell>
          <table:table-cell table:style-name="ce45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2" office:value-type="string">
            <text:p>M</text:p>
          </table:table-cell>
          <table:table-cell table:style-name="ce42" office:value-type="float" office:value="0">
            <text:p>0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2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7" office:value-type="string">
            <text:p>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35" office:value-type="string">
            <text:p>M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8"/>
          <table:table-cell table:style-name="ce36" table:number-columns-repeated="4"/>
          <table:table-cell table:style-name="ce51" office:value-type="string">
            <text:p>M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43" office:value-type="string">
            <text:p>B</text:p>
          </table:table-cell>
          <table:table-cell table:style-name="ce46" office:value-type="string">
            <text:p>E</text:p>
          </table:table-cell>
          <table:table-cell table:style-name="ce48"/>
          <table:table-cell table:number-columns-repeated="3"/>
          <table:table-cell table:style-name="ce62" office:value-type="string">
            <text:p>4) include</text:p>
          </table:table-cell>
          <table:table-cell office:value-type="string">
            <text:p>E-&gt;B</text:p>
          </table:table-cell>
          <table:table-cell table:number-columns-repeated="1015"/>
        </table:table-row>
        <table:table-row table:style-name="ro1">
          <table:table-cell table:style-name="ce11" office:value-type="string">
            <text:p>D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E</text:p>
          </table:table-cell>
          <table:table-cell table:style-name="ce34" office:value-type="string">
            <text:p>(0)M</text:p>
          </table:table-cell>
          <table:table-cell table:style-name="ce34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36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49" table:formula="of:=SUM([.D62:.D63])+SUM([.B64:.C64])+[.E49]" office:value-type="float" office:value="22">
            <text:p>2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/>
          <table:table-cell table:style-name="ce44" office:value-type="string">
            <text:p>B</text:p>
          </table:table-cell>
          <table:table-cell table:style-name="ce44" office:value-type="string">
            <text:p>C</text:p>
          </table:table-cell>
          <table:table-cell table:style-name="ce50" office:value-type="string">
            <text:p>E</text:p>
          </table:table-cell>
          <table:table-cell table:style-name="ce48"/>
          <table:table-cell table:number-columns-repeated="2"/>
          <table:table-cell table:style-name="ce62" office:value-type="string">
            <text:p>4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A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52"/>
          <table:table-cell table:number-columns-repeated="1019"/>
        </table:table-row>
        <table:table-row table:style-name="ro1">
          <table:table-cell table:style-name="ce5" office:value-type="string">
            <text:p>D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42" office:value-type="float" office:value="6">
            <text:p>6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6" office:value-type="string">
            <text:p>E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string">
            <text:p>M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18"/>
          <table:table-cell table:style-name="ce36" table:number-columns-repeated="3"/>
          <table:table-cell table:style-name="ce53" office:value-type="string">
            <text:p>M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46" office:value-type="string">
            <text:p>E</text:p>
          </table:table-cell>
          <table:table-cell table:style-name="ce48"/>
          <table:table-cell table:number-columns-repeated="4"/>
          <table:table-cell table:style-name="ce62" office:value-type="string">
            <text:p>5) include</text:p>
          </table:table-cell>
          <table:table-cell office:value-type="string">
            <text:p>D-&gt;E</text:p>
          </table:table-cell>
          <table:table-cell table:number-columns-repeated="1015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36" office:value-type="float" office:value="0">
            <text:p>0</text:p>
          </table:table-cell>
          <table:table-cell table:style-name="ce49" table:formula="of:=SUM([.C76:.C76])+SUM([.B77:.B77])+[.D64]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2" office:value-type="string">
            <text:p>5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44" office:value-type="string">
            <text:p>B</text:p>
          </table:table-cell>
          <table:table-cell table:style-name="ce50" office:value-type="string">
            <text:p>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5" office:value-type="string">
            <text:p>D</text:p>
          </table:table-cell>
          <table:table-cell table:number-columns-repeated="2" table:style-name="ce42" office:value-type="float" office:value="0">
            <text:p>0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6" office:value-type="string">
            <text:p>E</text:p>
          </table:table-cell>
          <table:table-cell table:style-name="ce42" office:value-type="string">
            <text:p>(0)M</text:p>
          </table:table-cell>
          <table:table-cell table:style-name="ce42" office:value-type="string">
            <text:p>M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18"/>
          <table:table-cell table:style-name="ce36" table:number-columns-repeated="2"/>
          <table:table-cell table:style-name="ce51" office:value-type="string">
            <text:p>M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0 <text:s/>3 <text:s/>0 <text:s/>0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2 <text:s/>0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0 <text:s/>1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0 <text:s/>0 <text:s/>5 <text:s/></text:p>
          </table:table-cell>
          <table:table-cell table:number-columns-repeated="1023"/>
        </table:table-row>
        <table:table-row table:style-name="ro1">
          <table:table-cell office:value-type="string">
            <text:p>1 <text:s/>0 <text:s/>0 <text:s/>0 <text:s/>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Изначальная дефолтная матрица</text:p>
          </table:table-cell>
          <table:covered-table-cell table:number-columns-repeated="3" table:style-name="ce23"/>
          <table:table-cell table:number-columns-repeated="1020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45" office:value-type="float" office:value="3">
            <text:p>3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number-columns-repeated="3" table:style-name="ce42" office:value-type="float" office:value="0">
            <text:p>0</text:p>
          </table:table-cell>
          <table:table-cell table:style-name="ce55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/>
          <table:table-cell table:style-name="ce67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style-name="ce62" office:value-type="string">
            <text:p>1)</text:p>
          </table:table-cell>
          <table:table-cell table:style-name="ce63" office:value-type="string">
            <text:p>0-&gt;1</text:p>
          </table:table-cell>
          <table:table-cell table:number-columns-repeated="1015"/>
        </table:table-row>
        <table:table-row table:style-name="ro1">
          <table:table-cell table:style-name="ce64" office:value-type="float" office:value="0">
            <text:p>0</text:p>
          </table:table-cell>
          <table:table-cell table:style-name="ce68" office:value-type="string">
            <text:p>M</text:p>
          </table:table-cell>
          <table:table-cell table:style-name="ce72" office:value-type="string">
            <text:p>(0)3</text:p>
          </table:table-cell>
          <table:table-cell table:number-columns-repeated="2" table:style-name="ce72" office:value-type="string">
            <text:p>M</text:p>
          </table:table-cell>
          <table:table-cell table:style-name="ce75" office:value-type="string">
            <text:p>M</text:p>
          </table:table-cell>
          <table:table-cell table:style-name="ce36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69" office:value-type="string">
            <text:p>M</text:p>
          </table:table-cell>
          <table:table-cell table:style-name="ce73" office:value-type="string">
            <text:p>M</text:p>
          </table:table-cell>
          <table:table-cell table:style-name="ce42" office:value-type="string">
            <text:p>(0)2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M</text:p>
          </table:table-cell>
          <table:table-cell table:style-name="ce36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69" office:value-type="string">
            <text:p>M</text:p>
          </table:table-cell>
          <table:table-cell table:style-name="ce73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42" office:value-type="string">
            <text:p>(0)1</text:p>
          </table:table-cell>
          <table:table-cell table:style-name="ce55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9" office:value-type="string">
            <text:p>M</text:p>
          </table:table-cell>
          <table:table-cell table:number-columns-repeated="3" table:style-name="ce73" office:value-type="string">
            <text:p>M</text:p>
          </table:table-cell>
          <table:table-cell table:style-name="ce76" office:value-type="string">
            <text:p>(0)5</text:p>
          </table:table-cell>
          <table:table-cell table:style-name="ce78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66" office:value-type="float" office:value="4">
            <text:p>4</text:p>
          </table:table-cell>
          <table:table-cell table:style-name="ce70" office:value-type="string">
            <text:p>(0)1</text:p>
          </table:table-cell>
          <table:table-cell table:number-columns-repeated="3" table:style-name="ce74" office:value-type="string">
            <text:p>M</text:p>
          </table:table-cell>
          <table:table-cell table:style-name="ce77" office:value-type="string">
            <text:p>M</text:p>
          </table:table-cell>
          <table:table-cell table:style-name="ce7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3"/>
          <table:table-cell table:number-columns-repeated="5" table:style-name="ce31" office:value-type="float" office:value="0">
            <text:p>0</text:p>
          </table:table-cell>
          <table:table-cell table:style-name="ce61" table:formula="of:=SUM([.G22:.G26])+SUM([.B27:.F27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14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8"/>
          <table:table-cell/>
          <table:table-cell table:style-name="ce62" office:value-type="string">
            <text:p>2) include</text:p>
          </table:table-cell>
          <table:table-cell office:value-type="string">
            <text:p>C-&gt;D</text:p>
          </table:table-cell>
          <table:table-cell table:number-columns-repeated="101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M</text:p>
          </table:table-cell>
          <table:table-cell table:style-name="ce5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6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42" office:value-type="float" office:value="0">
            <text:p>0</text:p>
          </table:table-cell>
          <table:table-cell table:style-name="ce55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string">
            <text:p>M</text:p>
          </table:table-cell>
          <table:table-cell table:number-columns-repeated="2" table:style-name="ce42" office:value-type="string">
            <text:p>M</text:p>
          </table:table-cell>
          <table:table-cell table:style-name="ce5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number-columns-repeated="2" table:style-name="ce47" office:value-type="string">
            <text:p>M</text:p>
          </table:table-cell>
          <table:table-cell table:style-name="ce56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4" table:style-name="ce36" office:value-type="float" office:value="0">
            <text:p>0</text:p>
          </table:table-cell>
          <table:table-cell table:style-name="ce49" table:formula="of:=SUM([.F33:.F36])+SUM([.B37:.E37])+[.G27]" office:value-type="float" office:value="12">
            <text:p>1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style-name="ce37" office:value-type="string">
            <text:p>A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 table:style-name="ce62" office:value-type="string">
            <text:p>2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8" office:value-type="string">
            <text:p>M</text:p>
          </table:table-cell>
          <table:table-cell table:style-name="ce33" office:value-type="string">
            <text:p>M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11" office:value-type="string">
            <text:p>B</text:p>
          </table:table-cell>
          <table:table-cell table:style-name="ce39" office:value-type="string">
            <text:p>M</text:p>
          </table:table-cell>
          <table:table-cell table:number-columns-repeated="4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C</text:p>
          </table:table-cell>
          <table:table-cell table:style-name="ce39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M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D</text:p>
          </table:table-cell>
          <table:table-cell table:style-name="ce39" office:value-type="string">
            <text:p>M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7" office:value-type="string">
            <text:p>E</text:p>
          </table:table-cell>
          <table:table-cell table:style-name="ce3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8"/>
          <table:table-cell table:style-name="ce40"/>
          <table:table-cell table:style-name="ce36" table:number-columns-repeated="4"/>
          <table:table-cell table:style-name="ce51" office:value-type="string">
            <text:p>M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2">06/12/2023</text:date>, <text:time>20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2T20:49:19</dc:date>
    <meta:document-statistic meta:table-count="3" meta:cell-count="422" meta:object-count="0"/>
    <meta:generator>OpenOffice/4.1.11$Unix OpenOffice.org_project/4111m1$Build-9808</meta:generator>
  </office:meta>
</office:document-meta>
</file>